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8pt"/>
    </style:style>
    <style:style style:name="co2" style:family="table-column">
      <style:table-column-properties fo:break-before="auto" style:column-width="143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foaf:Group</text:p>
          </table:table-cell>
          <table:table-cell table:style-name="ce1" office:value-type="string" calcext:value-type="string">
            <text:p>Label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Charles Hawki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Henny (Hawkins)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ecilia (Hawkins)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uthy (Hawkins)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ally (#2) Queen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Nancy (Queen)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Margaret (Queen)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David Queen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Eliza (Queen)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Martha (Queen)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arriet (Queen)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arah Anne (Queen)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Nelly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11, H31</text:p>
          </table:table-cell>
          <table:table-cell office:value-type="string" calcext:value-type="string">
            <text:p>Kitty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Elizabeth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Sally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William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Mary Anne Digges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Robert</text:p>
          </table:table-cell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Henry</text:p>
          </table:table-cell>
          <table:table-cell table:number-columns-repeated="102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Elizabeth</text:p>
          </table:table-cell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Iasais</text:p>
          </table:table-cell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Mary Ellen</text:p>
          </table:table-cell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Nancy</text:p>
          </table:table-cell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Martha</text:p>
          </table:table-cell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emmy</text:p>
          </table:table-cell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ustin</text:p>
          </table:table-cell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Adoph</text:p>
          </table:table-cell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Henrietta</text:p>
          </table:table-cell>
          <table:table-cell table:number-columns-repeated="102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Hariet Ann</text:p>
          </table:table-cell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inty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Nancy 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Mary</text:p>
          </table:table-cell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Revidy</text:p>
          </table:table-cell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Noble</text:p>
          </table:table-cell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Edward</text:p>
          </table:table-cell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William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Letty Hawkins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ornelius Hawkins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rancis Hawkins</text:p>
          </table:table-cell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Henny</text:p>
          </table:table-cell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Louisa</text:p>
          </table:table-cell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Teresia</text:p>
          </table:table-cell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Mary</text:p>
          </table:table-cell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Mary </text:p>
          </table:table-cell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F20, H29</text:p>
          </table:table-cell>
          <table:table-cell office:value-type="string" calcext:value-type="string">
            <text:p>Jinny</text:p>
          </table:table-cell>
          <table:table-cell table:number-columns-repeated="102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obert</text:p>
          </table:table-cell>
          <table:table-cell table:number-columns-repeated="102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Mary </text:p>
          </table:table-cell>
          <table:table-cell table:number-columns-repeated="102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Abraham</text:p>
          </table:table-cell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Robert</text:p>
          </table:table-cell>
          <table:table-cell table:number-columns-repeated="102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James</text:p>
          </table:table-cell>
          <table:table-cell table:number-columns-repeated="102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Bridget</text:p>
          </table:table-cell>
          <table:table-cell table:number-columns-repeated="102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Mary Jane</text:p>
          </table:table-cell>
          <table:table-cell table:number-columns-repeated="102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Susan</text:p>
          </table:table-cell>
          <table:table-cell table:number-columns-repeated="102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Sally Anne</text:p>
          </table:table-cell>
          <table:table-cell table:number-columns-repeated="102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Nelly</text:p>
          </table:table-cell>
          <table:table-cell table:number-columns-repeated="102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harles</text:p>
          </table:table-cell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hild</text:p>
          </table:table-cell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att</text:p>
          </table:table-cell>
          <table:table-cell table:number-columns-repeated="102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Teresa [strike through Baney]</text:p>
          </table:table-cell>
          <table:table-cell table:number-columns-repeated="102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Frank</text:p>
          </table:table-cell>
          <table:table-cell table:number-columns-repeated="102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Sam</text:p>
          </table:table-cell>
          <table:table-cell table:number-columns-repeated="102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Rachel</text:p>
          </table:table-cell>
          <table:table-cell table:number-columns-repeated="102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Alexander</text:p>
          </table:table-cell>
          <table:table-cell table:number-columns-repeated="102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Charlotte</text:p>
          </table:table-cell>
          <table:table-cell table:number-columns-repeated="102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Emeline</text:p>
          </table:table-cell>
          <table:table-cell table:number-columns-repeated="102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Watt</text:p>
          </table:table-cell>
          <table:table-cell table:number-columns-repeated="102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Chil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9a</text:p>
          </table:table-cell>
          <table:table-cell table:style-name="ce3" office:value-type="string" calcext:value-type="string">
            <text:p>F23</text:p>
          </table:table-cell>
          <table:table-cell table:style-name="ce3" office:value-type="string" calcext:value-type="string">
            <text:p>Male (Charles – 1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9b</text:p>
          </table:table-cell>
          <table:table-cell table:style-name="ce3" office:value-type="string" calcext:value-type="string">
            <text:p>F23</text:p>
          </table:table-cell>
          <table:table-cell table:style-name="ce3" office:value-type="string" calcext:value-type="string">
            <text:p>Male (Sam – 1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9c</text:p>
          </table:table-cell>
          <table:table-cell table:style-name="ce3" office:value-type="string" calcext:value-type="string">
            <text:p>F23</text:p>
          </table:table-cell>
          <table:table-cell table:style-name="ce3" office:value-type="string" calcext:value-type="string">
            <text:p>Female (Nance – 8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09d</text:p>
          </table:table-cell>
          <table:table-cell table:style-name="ce3" office:value-type="string" calcext:value-type="string">
            <text:p>F23</text:p>
          </table:table-cell>
          <table:table-cell table:style-name="ce3" office:value-type="string" calcext:value-type="string">
            <text:p>Female (Eliza – 10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0a</text:p>
          </table:table-cell>
          <table:table-cell table:style-name="ce3" office:value-type="string" calcext:value-type="string">
            <text:p>F24</text:p>
          </table:table-cell>
          <table:table-cell table:style-name="ce3" office:value-type="string" calcext:value-type="string">
            <text:p>Female (Ellen – 4)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0b</text:p>
          </table:table-cell>
          <table:table-cell table:style-name="ce3" office:value-type="string" calcext:value-type="string">
            <text:p>F24</text:p>
          </table:table-cell>
          <table:table-cell table:style-name="ce3" office:value-type="string" calcext:value-type="string">
            <text:p>Female (Martha – 2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1a</text:p>
          </table:table-cell>
          <table:table-cell table:style-name="ce3" office:value-type="string" calcext:value-type="string">
            <text:p>F25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1b</text:p>
          </table:table-cell>
          <table:table-cell table:style-name="ce3" office:value-type="string" calcext:value-type="string">
            <text:p>F25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1c</text:p>
          </table:table-cell>
          <table:table-cell table:style-name="ce3" office:value-type="string" calcext:value-type="string">
            <text:p>F25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2a</text:p>
          </table:table-cell>
          <table:table-cell table:style-name="ce3" office:value-type="string" calcext:value-type="string">
            <text:p>F26</text:p>
          </table:table-cell>
          <table:table-cell table:style-name="ce3" office:value-type="string" calcext:value-type="string">
            <text:p>Male (Oswald – 5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2b</text:p>
          </table:table-cell>
          <table:table-cell table:style-name="ce3" office:value-type="string" calcext:value-type="string">
            <text:p>F26</text:p>
          </table:table-cell>
          <table:table-cell table:style-name="ce3" office:value-type="string" calcext:value-type="string">
            <text:p>Female (Sarah – 10)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3a</text:p>
          </table:table-cell>
          <table:table-cell table:style-name="ce3" office:value-type="string" calcext:value-type="string">
            <text:p>F27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F28</text:p>
          </table:table-cell>
          <table:table-cell office:value-type="string" calcext:value-type="string">
            <text:p>Celest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4a</text:p>
          </table:table-cell>
          <table:table-cell table:style-name="ce3" office:value-type="string" calcext:value-type="string">
            <text:p>F28</text:p>
          </table:table-cell>
          <table:table-cell table:style-name="ce3" office:value-type="string" calcext:value-type="string">
            <text:p>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4b</text:p>
          </table:table-cell>
          <table:table-cell table:style-name="ce3" office:value-type="string" calcext:value-type="string">
            <text:p>F28</text:p>
          </table:table-cell>
          <table:table-cell table:style-name="ce3" office:value-type="string" calcext:value-type="string">
            <text:p>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4c</text:p>
          </table:table-cell>
          <table:table-cell table:style-name="ce3" office:value-type="string" calcext:value-type="string">
            <text:p>F28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14d</text:p>
          </table:table-cell>
          <table:table-cell table:style-name="ce3" office:value-type="string" calcext:value-type="string">
            <text:p>F28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21a</text:p>
          </table:table-cell>
          <table:table-cell table:style-name="ce3" office:value-type="string" calcext:value-type="string">
            <text:p>F29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21b</text:p>
          </table:table-cell>
          <table:table-cell table:style-name="ce3" office:value-type="string" calcext:value-type="string">
            <text:p>F29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21c</text:p>
          </table:table-cell>
          <table:table-cell table:style-name="ce3" office:value-type="string" calcext:value-type="string">
            <text:p>F29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21d</text:p>
          </table:table-cell>
          <table:table-cell table:style-name="ce3" office:value-type="string" calcext:value-type="string">
            <text:p>F29</text:p>
          </table:table-cell>
          <table:table-cell table:style-name="ce3" office:value-type="string" calcext:value-type="string">
            <text:p>Female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3, F2</text:p>
          </table:table-cell>
          <table:table-cell office:value-type="string" calcext:value-type="string">
            <text:p>Susan Hawkins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3, F2</text:p>
          </table:table-cell>
          <table:table-cell office:value-type="string" calcext:value-type="string">
            <text:p>Gabriel Hawkins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3, F2</text:p>
          </table:table-cell>
          <table:table-cell office:value-type="string" calcext:value-type="string">
            <text:p>Peter Hawkins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3, F2</text:p>
          </table:table-cell>
          <table:table-cell office:value-type="string" calcext:value-type="string">
            <text:p>Jackson Hawkins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3, F2</text:p>
          </table:table-cell>
          <table:table-cell office:value-type="string" calcext:value-type="string">
            <text:p>Elizabeth Hawkins</text:p>
          </table:table-cell>
          <table:table-cell table:number-columns-repeated="102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Female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Mary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31</text:p>
          </table:table-cell>
          <table:table-cell office:value-type="string" calcext:value-type="string">
            <text:p>Sam</text:p>
          </table:table-cell>
          <table:table-cell table:number-columns-repeated="102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Henny [strike through]</text:p>
          </table:table-cell>
          <table:table-cell table:number-columns-repeated="102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F34</text:p>
          </table:table-cell>
          <table:table-cell office:value-type="string" calcext:value-type="string">
            <text:p>Dina</text:p>
          </table:table-cell>
          <table:table-cell table:number-columns-repeated="102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Esther Greenleaf</text:p>
          </table:table-cell>
          <table:table-cell table:number-columns-repeated="102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F36</text:p>
          </table:table-cell>
          <table:table-cell office:value-type="string" calcext:value-type="string">
            <text:p>Sarah</text:p>
          </table:table-cell>
          <table:table-cell table:number-columns-repeated="102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F37</text:p>
          </table:table-cell>
          <table:table-cell office:value-type="string" calcext:value-type="string">
            <text:p>Clare</text:p>
          </table:table-cell>
          <table:table-cell table:number-columns-repeated="102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Priscilla Plowden</text:p>
          </table:table-cell>
          <table:table-cell table:number-columns-repeated="102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F39</text:p>
          </table:table-cell>
          <table:table-cell office:value-type="string" calcext:value-type="string">
            <text:p>Rose Anne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Delia Hawkins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usan (#2) Hawkins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eorge Hawkins</text:p>
          </table:table-cell>
          <table:table-cell table:number-columns-repeated="102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F40</text:p>
          </table:table-cell>
          <table:table-cell office:value-type="string" calcext:value-type="string">
            <text:p>Nelly Merrick</text:p>
          </table:table-cell>
          <table:table-cell table:number-columns-repeated="102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Arnold Jones</text:p>
          </table:table-cell>
          <table:table-cell table:number-columns-repeated="102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F42</text:p>
          </table:table-cell>
          <table:table-cell office:value-type="string" calcext:value-type="string">
            <text:p>Eliza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Kitty Hawkins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Austin Hawkins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Issac (#3) Hawkins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lias Hawkins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Billy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Rachel 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Simon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nderson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ouisa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Ned (#2)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John (#1) (Harrison)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Nancy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Patrick (#2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saac Hawkin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elly (Hawkins)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Charles Queen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Nelly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Joseph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Polly</text:p>
          </table:table-cell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Harriet</text:p>
          </table:table-cell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Betsy</text:p>
          </table:table-cell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Richard</text:p>
          </table:table-cell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Margery</text:p>
          </table:table-cell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Eliza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Patrick Hawkins</text:p>
          </table:table-cell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H23</text:p>
          </table:table-cell>
          <table:table-cell office:value-type="string" calcext:value-type="string">
            <text:p>Anny</text:p>
          </table:table-cell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H24</text:p>
          </table:table-cell>
          <table:table-cell office:value-type="string" calcext:value-type="string">
            <text:p>Betsy</text:p>
          </table:table-cell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25</text:p>
          </table:table-cell>
          <table:table-cell office:value-type="string" calcext:value-type="string">
            <text:p>Matilida</text:p>
          </table:table-cell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26</text:p>
          </table:table-cell>
          <table:table-cell office:value-type="string" calcext:value-type="string">
            <text:p>Kitty</text:p>
          </table:table-cell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H27</text:p>
          </table:table-cell>
          <table:table-cell office:value-type="string" calcext:value-type="string">
            <text:p>Margaret</text:p>
          </table:table-cell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H28</text:p>
          </table:table-cell>
          <table:table-cell office:value-type="string" calcext:value-type="string">
            <text:p>Crissy</text:p>
          </table:table-cell>
          <table:table-cell table:number-columns-repeated="102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H30</text:p>
          </table:table-cell>
          <table:table-cell office:value-type="string" calcext:value-type="string">
            <text:p>Ginny</text:p>
          </table:table-cell>
          <table:table-cell table:number-columns-repeated="102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H32</text:p>
          </table:table-cell>
          <table:table-cell office:value-type="string" calcext:value-type="string">
            <text:p>Nathan</text:p>
          </table:table-cell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H34</text:p>
          </table:table-cell>
          <table:table-cell office:value-type="string" calcext:value-type="string">
            <text:p>Harry</text:p>
          </table:table-cell>
          <table:table-cell table:number-columns-repeated="102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H35</text:p>
          </table:table-cell>
          <table:table-cell office:value-type="string" calcext:value-type="string">
            <text:p>Joe Greenleaf</text:p>
          </table:table-cell>
          <table:table-cell table:number-columns-repeated="102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H36</text:p>
          </table:table-cell>
          <table:table-cell office:value-type="string" calcext:value-type="string">
            <text:p>Stephen</text:p>
          </table:table-cell>
          <table:table-cell table:number-columns-repeated="102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H37</text:p>
          </table:table-cell>
          <table:table-cell office:value-type="string" calcext:value-type="string">
            <text:p>Bennett</text:p>
          </table:table-cell>
          <table:table-cell table:number-columns-repeated="102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38</text:p>
          </table:table-cell>
          <table:table-cell office:value-type="string" calcext:value-type="string">
            <text:p>Susan Plowden</text:p>
          </table:table-cell>
          <table:table-cell table:number-columns-repeated="102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39</text:p>
          </table:table-cell>
          <table:table-cell office:value-type="string" calcext:value-type="string">
            <text:p>Jarred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James Hawkins</text:p>
          </table:table-cell>
          <table:table-cell table:number-columns-repeated="102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40</text:p>
          </table:table-cell>
          <table:table-cell office:value-type="string" calcext:value-type="string">
            <text:p>Phil Merrick</text:p>
          </table:table-cell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H41</text:p>
          </table:table-cell>
          <table:table-cell office:value-type="string" calcext:value-type="string">
            <text:p>Anny Jones</text:p>
          </table:table-cell>
          <table:table-cell table:number-columns-repeated="102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H42</text:p>
          </table:table-cell>
          <table:table-cell office:value-type="string" calcext:value-type="string">
            <text:p>Nelly Barney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Isaac (#2) Hawkins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ally (#1)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Ned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Nelly (#2) (Harrison)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John (#2)</text:p>
          </table:table-cell>
          <table:table-cell table:number-columns-repeated="1021"/>
        </table:table-row>
        <table:table-row table:style-name="ro2" table:number-rows-repeated="59">
          <table:table-cell table:number-columns-repeated="1024"/>
        </table:table-row>
        <table:table-row table:style-name="ro2">
          <table:table-cell table:style-name="ce4" table:number-columns-repeated="3"/>
          <table:table-cell table:style-name="ce6" table:number-columns-repeated="1021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1:57:41.019727000</meta:creation-date>
    <dc:date>2016-09-18T12:01:35.298853000</dc:date>
    <meta:editing-duration>PT3M54S</meta:editing-duration>
    <meta:editing-cycles>2</meta:editing-cycles>
    <meta:generator>LibreOffice/5.2.1.2$MacOSX_X86_64 LibreOffice_project/31dd62db80d4e60af04904455ec9c9219178d620</meta:generator>
    <meta:document-statistic meta:table-count="1" meta:cell-count="477" meta:object-count="0"/>
  </office:meta>
</office:document-meta>
</file>